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13mm"/>
    </style:style>
    <style:style style:name="co2" style:family="table-column">
      <style:table-column-properties fo:break-before="auto" style:column-width="50.61mm"/>
    </style:style>
    <style:style style:name="co3" style:family="table-column">
      <style:table-column-properties fo:break-before="auto" style:column-width="70.63mm"/>
    </style:style>
    <style:style style:name="co4" style:family="table-column">
      <style:table-column-properties fo:break-before="auto" style:column-width="47.54mm"/>
    </style:style>
    <style:style style:name="co5" style:family="table-column">
      <style:table-column-properties fo:break-before="auto" style:column-width="42.53mm"/>
    </style:style>
    <style:style style:name="co6" style:family="table-column">
      <style:table-column-properties fo:break-before="auto" style:column-width="79.85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33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339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339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33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none" fo:background-color="#339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0.74pt solid #000000" fo:background-color="#339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ackground-color="#33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3399ff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31" style:family="table-cell" style:parent-style-name="Default">
      <style:table-cell-properties fo:background-color="#ffff66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32" style:family="table-cell" style:parent-style-name="Default" style:data-style-name="N2">
      <style:table-cell-properties fo:background-color="#00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2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2">
      <style:table-cell-properties fo:background-color="#33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justify" draw:textarea-vertical-align="middle" draw:auto-grow-height="false" fo:min-height="107.78mm" fo:min-width="127.2mm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shapes>
          <draw:custom-shape draw:z-index="0" draw:style-name="gr1" draw:text-style-name="P2" svg:width="127.2mm" svg:height="107.78mm" svg:x="104.78mm" svg:y="130.23mm">
            <text:p text:style-name="P1"><text:span text:style-name="T1">Conclusiones</text:span></text:p>
            <text:p/>
            <text:p>-Como se puede apreciar, la librería Mersenne Twister, es más rápida</text:p>
            <text:p>en todos los casos. </text:p>
            <text:p/>
            <text:p>-Se puede apreciar como al incrementar el número de hilos el tiempo</text:p>
            <text:p>de ejecución mejora gradualmente, pero en menor proporción según</text:p>
            <text:p>va siendo el número de hilos más alto.</text:p>
            <text:p/>
            <text:p>-En el caso 4, con la integración de MPI, claramente se nota la mejora</text:p>
            <text:p>en los tiempos y en la eficiencia, llegando a tener el mejor tiempo en</text:p>
            <text:p>el caso de 4 procesos, 4 hilos, con un speedup superior a 6 y una </text:p>
            <text:p>eficiencia de casi el 80%. </text:p>
            <text:p/>
            <text:p>-A partir de este caso los tiempos empeoran, debido a que la carga</text:p>
            <text:p>Que se reparte consume menos tiempo de ejecución que lo que se</text:p>
            <text:p>Tarda en la comunicación para el reparto de esta.</text:p>
            <text:p/>
            <text:p>Como conclusión, no por poner más hilos o procesos en juego, la ejecución</text:p>
            <text:p>va a ser más rápida, hay que tener en cuenta el tiempo de creación y </text:p>
            <text:p>comunicación con respecto a la carga de trabajo asignada.</text:p>
            <text:p/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 calcext:value-type="string">
            <text:p>Ejercicio</text:p>
          </table:table-cell>
          <table:table-cell table:style-name="ce1" office:value-type="string" calcext:value-type="string">
            <text:p>Número de procesos</text:p>
          </table:table-cell>
          <table:table-cell table:style-name="ce1" office:value-type="string" calcext:value-type="string">
            <text:p>Número de hilos por proceso</text:p>
          </table:table-cell>
          <table:table-cell table:style-name="ce1" office:value-type="string" calcext:value-type="string">
            <text:p>Tiempo (segundos)</text:p>
          </table:table-cell>
          <table:table-cell table:style-name="ce1" office:value-type="string" calcext:value-type="string">
            <text:p>Número de cores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encia</text:p>
          </table:table-cell>
          <table:table-cell/>
          <table:table-cell table:style-name="ce40" office:value-type="string" calcext:value-type="string" table:number-columns-spanned="1" table:number-rows-spanned="3">
            <text:p>Número total de iteraciones utilizado (debe ser el mismo para todas las ejecuciones)</text:p>
          </table:table-cell>
          <table:table-cell table:number-columns-repeated="101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.454488" calcext:value-type="float">
            <text:p>0,45448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,00</text:p>
          </table:table-cell>
          <table:table-cell table:style-name="ce39"/>
          <table:covered-table-cell table:style-name="ce4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4">
            <text:p>2 - rand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.273877" calcext:value-type="float">
            <text:p>7,273877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3]" office:value-type="float" office:value="0.0624822223416756" calcext:value-type="float">
            <text:p>0,06</text:p>
          </table:table-cell>
          <table:table-cell table:style-name="ce33" table:formula="of:=[.F3]/[.E3]" office:value-type="float" office:value="0.00781027779270945" calcext:value-type="float">
            <text:p>0,01</text:p>
          </table:table-cell>
          <table:table-cell table:style-name="ce39"/>
          <table:covered-table-cell table:style-name="ce40"/>
          <table:table-cell table:number-columns-repeated="1015"/>
        </table:table-row>
        <table:table-row table:style-name="ro3">
          <table:covered-table-cell table:style-name="ce3"/>
          <table:covered-table-cell table:style-name="ce15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.448813" calcext:value-type="float">
            <text:p>3,448813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4]" office:value-type="float" office:value="0.131780992474802" calcext:value-type="float">
            <text:p>0,13</text:p>
          </table:table-cell>
          <table:table-cell table:style-name="ce33" table:formula="of:=[.F4]/[.E4]" office:value-type="float" office:value="0.0164726240593503" calcext:value-type="float">
            <text:p>0,02</text:p>
          </table:table-cell>
          <table:table-cell table:style-name="ce39"/>
          <table:table-cell table:style-name="ce41" office:value-type="float" office:value="10000000" calcext:value-type="float">
            <text:p>10000000</text:p>
          </table:table-cell>
          <table:table-cell table:number-columns-repeated="1015"/>
        </table:table-row>
        <table:table-row table:style-name="ro3">
          <table:covered-table-cell table:style-name="ce3"/>
          <table:covered-table-cell table:style-name="ce15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2.120242" calcext:value-type="float">
            <text:p>2,120242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5]" office:value-type="float" office:value="0.21435666306016" calcext:value-type="float">
            <text:p>0,21</text:p>
          </table:table-cell>
          <table:table-cell table:style-name="ce33" table:formula="of:=[.F5]/[.E5]" office:value-type="float" office:value="0.02679458288252" calcext:value-type="float">
            <text:p>0,03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covered-table-cell table:style-name="ce3"/>
          <table:covered-table-cell table:style-name="ce16"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.753396" calcext:value-type="float">
            <text:p>2,753396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6]" office:value-type="float" office:value="0.165064523955145" calcext:value-type="float">
            <text:p>0,17</text:p>
          </table:table-cell>
          <table:table-cell table:style-name="ce33" table:formula="of:=[.F6]/[.E6]" office:value-type="float" office:value="0.0206330654943931" calcext:value-type="float">
            <text:p>0,0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1" table:number-rows-spanned="4">
            <text:p>3 - mramd</text:p>
          </table:table-cell>
          <table:table-cell table:style-name="ce17" office:value-type="float" office:value="1" calcext:value-type="float" table:number-columns-spanned="1" table:number-rows-spanned="4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.94908" calcext:value-type="float">
            <text:p>1,94908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7]" office:value-type="float" office:value="0.233180782728262" calcext:value-type="float">
            <text:p>0,23</text:p>
          </table:table-cell>
          <table:table-cell table:style-name="ce34" table:formula="of:=[.F7]/[.E7]" office:value-type="float" office:value="0.0291475978410327" calcext:value-type="float">
            <text:p>0,03</text:p>
          </table:table-cell>
          <table:table-cell table:number-columns-repeated="1017"/>
        </table:table-row>
        <table:table-row table:style-name="ro3">
          <table:covered-table-cell table:style-name="ce5"/>
          <table:covered-table-cell table:style-name="ce18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.305175" calcext:value-type="float">
            <text:p>1,305175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8]" office:value-type="float" office:value="0.34821997050204" calcext:value-type="float">
            <text:p>0,35</text:p>
          </table:table-cell>
          <table:table-cell table:style-name="ce34" table:formula="of:=[.F8]/[.E8]" office:value-type="float" office:value="0.043527496312755" calcext:value-type="float">
            <text:p>0,04</text:p>
          </table:table-cell>
          <table:table-cell table:number-columns-repeated="1017"/>
        </table:table-row>
        <table:table-row table:style-name="ro3">
          <table:covered-table-cell table:style-name="ce5"/>
          <table:covered-table-cell table:style-name="ce18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1.164972" calcext:value-type="float">
            <text:p>1,164972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9]" office:value-type="float" office:value="0.390127831398523" calcext:value-type="float">
            <text:p>0,39</text:p>
          </table:table-cell>
          <table:table-cell table:style-name="ce34" table:formula="of:=[.F9]/[.E9]" office:value-type="float" office:value="0.0487659789248154" calcext:value-type="float">
            <text:p>0,05</text:p>
          </table:table-cell>
          <table:table-cell table:number-columns-repeated="1017"/>
        </table:table-row>
        <table:table-row table:style-name="ro3">
          <table:covered-table-cell table:style-name="ce6"/>
          <table:covered-table-cell table:style-name="ce19"/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644346" calcext:value-type="float">
            <text:p>0,644346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10]" office:value-type="float" office:value="0.705347747949083" calcext:value-type="float">
            <text:p>0,71</text:p>
          </table:table-cell>
          <table:table-cell table:style-name="ce34" table:formula="of:=[.F10]/[.E10]" office:value-type="float" office:value="0.0881684684936354" calcext:value-type="float">
            <text:p>0,09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1" table:number-rows-spanned="4">
            <text:p>3 - Mersenne Twister</text:p>
          </table:table-cell>
          <table:table-cell table:style-name="ce20" office:value-type="float" office:value="1" calcext:value-type="float" table:number-columns-spanned="1" table:number-rows-spanned="4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747335" calcext:value-type="float">
            <text:p>0,747335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11]" office:value-type="float" office:value="0.608144941692815" calcext:value-type="float">
            <text:p>0,61</text:p>
          </table:table-cell>
          <table:table-cell table:style-name="ce33" table:formula="of:=[.F11]/[.E11]" office:value-type="float" office:value="0.0760181177116019" calcext:value-type="float">
            <text:p>0,08</text:p>
          </table:table-cell>
          <table:table-cell table:number-columns-repeated="1017"/>
        </table:table-row>
        <table:table-row table:style-name="ro3">
          <table:covered-table-cell table:style-name="ce7"/>
          <table:covered-table-cell table:style-name="ce21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0.375251" calcext:value-type="float">
            <text:p>0,375251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12]" office:value-type="float" office:value="1.21115733202576" calcext:value-type="float">
            <text:p>1,21</text:p>
          </table:table-cell>
          <table:table-cell table:style-name="ce33" table:formula="of:=[.F12]/[.E12]" office:value-type="float" office:value="0.15139466650322" calcext:value-type="float">
            <text:p>0,15</text:p>
          </table:table-cell>
          <table:table-cell table:number-columns-repeated="1017"/>
        </table:table-row>
        <table:table-row table:style-name="ro3">
          <table:covered-table-cell table:style-name="ce7"/>
          <table:covered-table-cell table:style-name="ce21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0.195381" calcext:value-type="float">
            <text:p>0,195381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13]" office:value-type="float" office:value="2.32616272820796" calcext:value-type="float">
            <text:p>2,33</text:p>
          </table:table-cell>
          <table:table-cell table:style-name="ce33" table:formula="of:=[.F13]/[.E13]" office:value-type="float" office:value="0.290770341025995" calcext:value-type="float">
            <text:p>0,29</text:p>
          </table:table-cell>
          <table:table-cell table:number-columns-repeated="1017"/>
        </table:table-row>
        <table:table-row table:style-name="ro5">
          <table:covered-table-cell table:style-name="ce7"/>
          <table:covered-table-cell table:style-name="ce21"/>
          <table:table-cell table:style-name="ce26" office:value-type="float" office:value="16" calcext:value-type="float">
            <text:p>16</text:p>
          </table:table-cell>
          <table:table-cell table:style-name="ce29" office:value-type="float" office:value="0.167767" calcext:value-type="float">
            <text:p>0,167767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14]" office:value-type="float" office:value="2.70904289878224" calcext:value-type="float">
            <text:p>2,71</text:p>
          </table:table-cell>
          <table:table-cell table:style-name="ce33" table:formula="of:=[.F14]/[.E14]" office:value-type="float" office:value="0.33863036234778" calcext:value-type="float">
            <text:p>0,34</text:p>
          </table:table-cell>
          <table:table-cell table:number-columns-repeated="1017"/>
        </table:table-row>
        <table:table-row table:style-name="ro3">
          <table:table-cell table:style-name="ce8" office:value-type="float" office:value="4" calcext:value-type="float" table:number-columns-spanned="1" table:number-rows-spanned="12">
            <text:p>4</text:p>
          </table:table-cell>
          <table:table-cell table:style-name="ce17" office:value-type="float" office:value="2" calcext:value-type="float" table:number-columns-spanned="1" table:number-rows-spanned="4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7" office:value-type="float" office:value="0.368186" calcext:value-type="float">
            <text:p>0,368186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15]" office:value-type="float" office:value="1.2343978315308" calcext:value-type="float">
            <text:p>1,23</text:p>
          </table:table-cell>
          <table:table-cell table:style-name="ce34" table:formula="of:=[.F15]/[.E15]" office:value-type="float" office:value="0.15429972894135" calcext:value-type="float">
            <text:p>0,15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7"/>
          <table:table-cell table:style-name="ce17" office:value-type="float" office:value="4" calcext:value-type="float">
            <text:p>4</text:p>
          </table:table-cell>
          <table:table-cell table:style-name="ce27" office:value-type="float" office:value="0.19044" calcext:value-type="float">
            <text:p>0,19044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16]" office:value-type="float" office:value="2.38651543793321" calcext:value-type="float">
            <text:p>2,39</text:p>
          </table:table-cell>
          <table:table-cell table:style-name="ce34" table:formula="of:=[.F16]/[.E16]" office:value-type="float" office:value="0.298314429741651" calcext:value-type="float">
            <text:p>0,30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7"/>
          <table:table-cell table:style-name="ce17" office:value-type="float" office:value="8" calcext:value-type="float">
            <text:p>8</text:p>
          </table:table-cell>
          <table:table-cell table:style-name="ce27" office:value-type="float" office:value="0.101067" calcext:value-type="float">
            <text:p>0,101067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17]" office:value-type="float" office:value="4.49689809730179" calcext:value-type="float">
            <text:p>4,50</text:p>
          </table:table-cell>
          <table:table-cell table:style-name="ce34" table:formula="of:=[.F17]/[.E17]" office:value-type="float" office:value="0.562112262162724" calcext:value-type="float">
            <text:p>0,56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7"/>
          <table:table-cell table:style-name="ce17" office:value-type="float" office:value="16" calcext:value-type="float">
            <text:p>16</text:p>
          </table:table-cell>
          <table:table-cell table:style-name="ce30" office:value-type="float" office:value="0.094152" calcext:value-type="float">
            <text:p>0,094152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18]" office:value-type="float" office:value="4.82717308182513" calcext:value-type="float">
            <text:p>4,83</text:p>
          </table:table-cell>
          <table:table-cell table:style-name="ce34" table:formula="of:=[.F18]/[.E18]" office:value-type="float" office:value="0.603396635228142" calcext:value-type="float">
            <text:p>0,60</text:p>
          </table:table-cell>
          <table:table-cell table:number-columns-repeated="1017"/>
        </table:table-row>
        <table:table-row table:style-name="ro3">
          <table:covered-table-cell table:style-name="ce8"/>
          <table:table-cell table:style-name="ce14" office:value-type="float" office:value="4" calcext:value-type="float" table:number-columns-spanned="1" table:number-rows-spanned="4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6" office:value-type="float" office:value="0.188588" calcext:value-type="float">
            <text:p>0,188588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19]" office:value-type="float" office:value="2.40995185271597" calcext:value-type="float">
            <text:p>2,41</text:p>
          </table:table-cell>
          <table:table-cell table:style-name="ce33" table:formula="of:=[.F19]/[.E19]" office:value-type="float" office:value="0.301243981589497" calcext:value-type="float">
            <text:p>0,30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4"/>
          <table:table-cell table:style-name="ce14" office:value-type="float" office:value="4" calcext:value-type="float">
            <text:p>4</text:p>
          </table:table-cell>
          <table:table-cell table:style-name="ce26" office:value-type="float" office:value="0.098175" calcext:value-type="float">
            <text:p>0,098175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20]" office:value-type="float" office:value="4.62936592818946" calcext:value-type="float">
            <text:p>4,63</text:p>
          </table:table-cell>
          <table:table-cell table:style-name="ce33" table:formula="of:=[.F20]/[.E20]" office:value-type="float" office:value="0.578670741023682" calcext:value-type="float">
            <text:p>0,58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4"/>
          <table:table-cell table:style-name="ce14" office:value-type="float" office:value="8" calcext:value-type="float">
            <text:p>8</text:p>
          </table:table-cell>
          <table:table-cell table:style-name="ce26" office:value-type="float" office:value="0.057689" calcext:value-type="float">
            <text:p>0,057689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21]" office:value-type="float" office:value="7.87824368597133" calcext:value-type="float">
            <text:p>7,88</text:p>
          </table:table-cell>
          <table:table-cell table:style-name="ce33" table:formula="of:=[.F21]/[.E21]" office:value-type="float" office:value="0.984780460746416" calcext:value-type="float">
            <text:p>0,98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4"/>
          <table:table-cell table:style-name="ce14" office:value-type="float" office:value="16" calcext:value-type="float">
            <text:p>16</text:p>
          </table:table-cell>
          <table:table-cell table:style-name="ce31" office:value-type="float" office:value="0.058142" calcext:value-type="float">
            <text:p>0,058142</text:p>
          </table:table-cell>
          <table:table-cell table:style-name="ce26" office:value-type="float" office:value="8" calcext:value-type="float">
            <text:p>8</text:p>
          </table:table-cell>
          <table:table-cell table:style-name="ce33" table:formula="of:=[.$D$2]/[.D22]" office:value-type="float" office:value="7.8168621650442" calcext:value-type="float">
            <text:p>7,82</text:p>
          </table:table-cell>
          <table:table-cell table:style-name="ce33" table:formula="of:=[.F22]/[.E22]" office:value-type="float" office:value="0.977107770630525" calcext:value-type="float">
            <text:p>0,98</text:p>
          </table:table-cell>
          <table:table-cell table:number-columns-repeated="1017"/>
        </table:table-row>
        <table:table-row table:style-name="ro3">
          <table:covered-table-cell table:style-name="ce8"/>
          <table:table-cell table:style-name="ce17" office:value-type="float" office:value="8" calcext:value-type="float" table:number-columns-spanned="1" table:number-rows-spanned="4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27" office:value-type="float" office:value="0.100604" calcext:value-type="float">
            <text:p>0,100604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23]" office:value-type="float" office:value="4.51759373384756" calcext:value-type="float">
            <text:p>4,52</text:p>
          </table:table-cell>
          <table:table-cell table:style-name="ce34" table:formula="of:=[.F23]/[.E23]" office:value-type="float" office:value="0.564699216730945" calcext:value-type="float">
            <text:p>0,56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7"/>
          <table:table-cell table:style-name="ce17" office:value-type="float" office:value="4" calcext:value-type="float">
            <text:p>4</text:p>
          </table:table-cell>
          <table:table-cell table:style-name="ce27" office:value-type="float" office:value="0.073731" calcext:value-type="float">
            <text:p>0,073731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24]" office:value-type="float" office:value="6.16413720144851" calcext:value-type="float">
            <text:p>6,16</text:p>
          </table:table-cell>
          <table:table-cell table:style-name="ce34" table:formula="of:=[.F24]/[.E24]" office:value-type="float" office:value="0.770517150181064" calcext:value-type="float">
            <text:p>0,77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7"/>
          <table:table-cell table:style-name="ce17" office:value-type="float" office:value="8" calcext:value-type="float">
            <text:p>8</text:p>
          </table:table-cell>
          <table:table-cell table:style-name="ce27" office:value-type="float" office:value="0.115908" calcext:value-type="float">
            <text:p>0,115908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25]" office:value-type="float" office:value="3.92110984573972" calcext:value-type="float">
            <text:p>3,92</text:p>
          </table:table-cell>
          <table:table-cell table:style-name="ce34" table:formula="of:=[.F25]/[.E25]" office:value-type="float" office:value="0.490138730717466" calcext:value-type="float">
            <text:p>0,49</text:p>
          </table:table-cell>
          <table:table-cell table:number-columns-repeated="1017"/>
        </table:table-row>
        <table:table-row table:style-name="ro3">
          <table:covered-table-cell table:style-name="ce8"/>
          <table:covered-table-cell table:style-name="ce17"/>
          <table:table-cell table:style-name="ce17" office:value-type="float" office:value="16" calcext:value-type="float">
            <text:p>16</text:p>
          </table:table-cell>
          <table:table-cell table:style-name="ce30" office:value-type="float" office:value="0.233602" calcext:value-type="float">
            <text:p>0,233602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[.$D$2]/[.D26]" office:value-type="float" office:value="1.94556553454166" calcext:value-type="float">
            <text:p>1,95</text:p>
          </table:table-cell>
          <table:table-cell table:style-name="ce34" table:formula="of:=[.F26]/[.E26]" office:value-type="float" office:value="0.243195691817707" calcext:value-type="float">
            <text:p>0,24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9"/>
          <table:table-cell table:style-name="ce22"/>
          <table:table-cell table:style-name="ce28"/>
          <table:table-cell table:style-name="ce22"/>
          <table:table-cell table:style-name="ce28" table:number-columns-repeated="2"/>
          <table:table-cell table:style-name="ce35"/>
          <table:table-cell table:number-columns-repeated="1017"/>
        </table:table-row>
        <table:table-row table:style-name="ro4">
          <table:table-cell table:style-name="ce10"/>
          <table:table-cell table:style-name="ce23" table:number-columns-repeated="5"/>
          <table:table-cell table:style-name="ce36"/>
          <table:table-cell table:number-columns-repeated="1017"/>
        </table:table-row>
        <table:table-row table:style-name="ro4" table:number-rows-repeated="6">
          <table:table-cell table:style-name="ce11"/>
          <table:table-cell table:style-name="ce24" table:number-columns-repeated="5"/>
          <table:table-cell table:style-name="ce37"/>
          <table:table-cell table:number-columns-repeated="1017"/>
        </table:table-row>
        <table:table-row table:style-name="ro4">
          <table:table-cell table:style-name="ce12"/>
          <table:table-cell table:style-name="ce25" table:number-columns-repeated="5"/>
          <table:table-cell table:style-name="ce38"/>
          <table:table-cell table:number-columns-repeated="1017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2:41:48.9017789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aría</meta:initial-creator>
    <meta:creation-date>2015-03-09T12:56:23</meta:creation-date>
    <dc:date>2018-02-26T12:40:23.565711770</dc:date>
    <meta:generator>LibreOffice/5.1.6.2$Linux_X86_64 LibreOffice_project/10m0$Build-2</meta:generator>
    <meta:editing-duration>PT40M54S</meta:editing-duration>
    <meta:editing-cycles>5</meta:editing-cycles>
    <meta:document-statistic meta:table-count="3" meta:cell-count="146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